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6.51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6.51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116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InvoiceNo</text:p>
          </table:table-cell>
          <table:table-cell table:style-name="ce3" office:value-type="string" calcext:value-type="string">
            <text:p>StockCod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InvoiceDate</text:p>
          </table:table-cell>
          <table:table-cell table:style-name="ce5" office:value-type="string" calcext:value-type="string">
            <text:p>UnitPrice</text:p>
          </table:table-cell>
          <table:table-cell table:style-name="ce7" office:value-type="string" calcext:value-type="string">
            <text:p>CustomerID</text:p>
          </table:table-cell>
          <table:table-cell table:style-name="ce5" office:value-type="string" calcext:value-type="string">
            <text:p>Country</text:p>
          </table:table-cell>
        </table:table-row>
        <table:table-row table:style-name="ro2">
          <table:table-cell office:value-type="float" office:value="536365" calcext:value-type="float">
            <text:p>536365</text:p>
          </table:table-cell>
          <table:table-cell office:value-type="string" calcext:value-type="string">
            <text:p>85123A</text:p>
          </table:table-cell>
          <table:table-cell office:value-type="string" calcext:value-type="string">
            <text:p>WHITE HANGING HEART T-LIGHT HOLDER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26:00" calcext:value-type="date">
            <text:p>01/12/2010 08:26</text:p>
          </table:table-cell>
          <table:table-cell office:value-type="float" office:value="2.55" calcext:value-type="float">
            <text:p>2.55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5" calcext:value-type="float">
            <text:p>536365</text:p>
          </table:table-cell>
          <table:table-cell office:value-type="float" office:value="71053" calcext:value-type="float">
            <text:p>71053</text:p>
          </table:table-cell>
          <table:table-cell office:value-type="string" calcext:value-type="string">
            <text:p>WHITE METAL LANTERN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26:00" calcext:value-type="date">
            <text:p>01/12/2010 08:26</text:p>
          </table:table-cell>
          <table:table-cell office:value-type="float" office:value="3.39" calcext:value-type="float">
            <text:p>3.39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5" calcext:value-type="float">
            <text:p>536365</text:p>
          </table:table-cell>
          <table:table-cell office:value-type="string" calcext:value-type="string">
            <text:p>84406B</text:p>
          </table:table-cell>
          <table:table-cell office:value-type="string" calcext:value-type="string">
            <text:p>CREAM CUPID HEARTS COAT HANGER</text:p>
          </table:table-cell>
          <table:table-cell office:value-type="float" office:value="8" calcext:value-type="float">
            <text:p>8</text:p>
          </table:table-cell>
          <table:table-cell office:value-type="date" office:date-value="2010-12-01T08:26:00" calcext:value-type="date">
            <text:p>01/12/2010 08:26</text:p>
          </table:table-cell>
          <table:table-cell office:value-type="float" office:value="2.75" calcext:value-type="float">
            <text:p>2.75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5" calcext:value-type="float">
            <text:p>536365</text:p>
          </table:table-cell>
          <table:table-cell office:value-type="string" calcext:value-type="string">
            <text:p>84029G</text:p>
          </table:table-cell>
          <table:table-cell office:value-type="string" calcext:value-type="string">
            <text:p>KNITTED UNION FLAG HOT WATER BOTTLE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26:00" calcext:value-type="date">
            <text:p>01/12/2010 08:26</text:p>
          </table:table-cell>
          <table:table-cell office:value-type="float" office:value="3.39" calcext:value-type="float">
            <text:p>3.39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5" calcext:value-type="float">
            <text:p>536365</text:p>
          </table:table-cell>
          <table:table-cell office:value-type="string" calcext:value-type="string">
            <text:p>84029E</text:p>
          </table:table-cell>
          <table:table-cell office:value-type="string" calcext:value-type="string">
            <text:p>RED WOOLLY HOTTIE WHITE HEART.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26:00" calcext:value-type="date">
            <text:p>01/12/2010 08:26</text:p>
          </table:table-cell>
          <table:table-cell office:value-type="float" office:value="3.39" calcext:value-type="float">
            <text:p>3.39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5" calcext:value-type="float">
            <text:p>536365</text:p>
          </table:table-cell>
          <table:table-cell office:value-type="float" office:value="22752" calcext:value-type="float">
            <text:p>22752</text:p>
          </table:table-cell>
          <table:table-cell office:value-type="string" calcext:value-type="string">
            <text:p>SET 7 BABUSHKA NESTING BOXES</text:p>
          </table:table-cell>
          <table:table-cell office:value-type="float" office:value="2" calcext:value-type="float">
            <text:p>2</text:p>
          </table:table-cell>
          <table:table-cell office:value-type="date" office:date-value="2010-12-01T08:26:00" calcext:value-type="date">
            <text:p>01/12/2010 08:26</text:p>
          </table:table-cell>
          <table:table-cell office:value-type="float" office:value="7.65" calcext:value-type="float">
            <text:p>7.65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5" calcext:value-type="float">
            <text:p>536365</text:p>
          </table:table-cell>
          <table:table-cell office:value-type="float" office:value="21730" calcext:value-type="float">
            <text:p>21730</text:p>
          </table:table-cell>
          <table:table-cell office:value-type="string" calcext:value-type="string">
            <text:p>GLASS STAR FROSTED T-LIGHT HOLDER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26:00" calcext:value-type="date">
            <text:p>01/12/2010 08:26</text:p>
          </table:table-cell>
          <table:table-cell office:value-type="float" office:value="4.25" calcext:value-type="float">
            <text:p>4.25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6" calcext:value-type="float">
            <text:p>536366</text:p>
          </table:table-cell>
          <table:table-cell office:value-type="float" office:value="22633" calcext:value-type="float">
            <text:p>22633</text:p>
          </table:table-cell>
          <table:table-cell office:value-type="string" calcext:value-type="string">
            <text:p>HAND WARMER UNION JACK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28:00" calcext:value-type="date">
            <text:p>01/12/2010 08:28</text:p>
          </table:table-cell>
          <table:table-cell office:value-type="float" office:value="1.85" calcext:value-type="float">
            <text:p>1.85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6" calcext:value-type="float">
            <text:p>536366</text:p>
          </table:table-cell>
          <table:table-cell office:value-type="float" office:value="22632" calcext:value-type="float">
            <text:p>22632</text:p>
          </table:table-cell>
          <table:table-cell office:value-type="string" calcext:value-type="string">
            <text:p>HAND WARMER RED POLKA DOT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28:00" calcext:value-type="date">
            <text:p>01/12/2010 08:28</text:p>
          </table:table-cell>
          <table:table-cell office:value-type="float" office:value="1.85" calcext:value-type="float">
            <text:p>1.85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7" calcext:value-type="float">
            <text:p>536367</text:p>
          </table:table-cell>
          <table:table-cell office:value-type="float" office:value="84879" calcext:value-type="float">
            <text:p>84879</text:p>
          </table:table-cell>
          <table:table-cell office:value-type="string" calcext:value-type="string">
            <text:p>ASSORTED COLOUR BIRD ORNAMENT</text:p>
          </table:table-cell>
          <table:table-cell office:value-type="float" office:value="32" calcext:value-type="float">
            <text:p>32</text:p>
          </table:table-cell>
          <table:table-cell office:value-type="date" office:date-value="2010-12-01T08:34:00" calcext:value-type="date">
            <text:p>01/12/2010 08:34</text:p>
          </table:table-cell>
          <table:table-cell office:value-type="float" office:value="1.69" calcext:value-type="float">
            <text:p>1.69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7" calcext:value-type="float">
            <text:p>536367</text:p>
          </table:table-cell>
          <table:table-cell office:value-type="float" office:value="22745" calcext:value-type="float">
            <text:p>22745</text:p>
          </table:table-cell>
          <table:table-cell office:value-type="string" calcext:value-type="string">
            <text:p>POPPY'S PLAYHOUSE BEDROOM 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34:00" calcext:value-type="date">
            <text:p>01/12/2010 08:34</text:p>
          </table:table-cell>
          <table:table-cell office:value-type="float" office:value="2.1" calcext:value-type="float">
            <text:p>2.1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7" calcext:value-type="float">
            <text:p>536367</text:p>
          </table:table-cell>
          <table:table-cell office:value-type="float" office:value="22748" calcext:value-type="float">
            <text:p>22748</text:p>
          </table:table-cell>
          <table:table-cell office:value-type="string" calcext:value-type="string">
            <text:p>POPPY'S PLAYHOUSE KITCHEN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34:00" calcext:value-type="date">
            <text:p>01/12/2010 08:34</text:p>
          </table:table-cell>
          <table:table-cell office:value-type="float" office:value="2.1" calcext:value-type="float">
            <text:p>2.1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7" calcext:value-type="float">
            <text:p>536367</text:p>
          </table:table-cell>
          <table:table-cell office:value-type="float" office:value="22749" calcext:value-type="float">
            <text:p>22749</text:p>
          </table:table-cell>
          <table:table-cell office:value-type="string" calcext:value-type="string">
            <text:p>FELTCRAFT PRINCESS CHARLOTTE DOLL</text:p>
          </table:table-cell>
          <table:table-cell office:value-type="float" office:value="8" calcext:value-type="float">
            <text:p>8</text:p>
          </table:table-cell>
          <table:table-cell office:value-type="date" office:date-value="2010-12-01T08:34:00" calcext:value-type="date">
            <text:p>01/12/2010 08:34</text:p>
          </table:table-cell>
          <table:table-cell office:value-type="float" office:value="3.75" calcext:value-type="float">
            <text:p>3.75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536367" calcext:value-type="float">
            <text:p>536367</text:p>
          </table:table-cell>
          <table:table-cell office:value-type="float" office:value="22310" calcext:value-type="float">
            <text:p>22310</text:p>
          </table:table-cell>
          <table:table-cell office:value-type="string" calcext:value-type="string">
            <text:p>IVORY KNITTED MUG COSY </text:p>
          </table:table-cell>
          <table:table-cell office:value-type="float" office:value="6" calcext:value-type="float">
            <text:p>6</text:p>
          </table:table-cell>
          <table:table-cell office:value-type="date" office:date-value="2010-12-01T08:34:00" calcext:value-type="date">
            <text:p>01/12/2010 08:34</text:p>
          </table:table-cell>
          <table:table-cell office:value-type="float" office:value="1.65" calcext:value-type="float">
            <text:p>1.65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United Kingd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1:26:20.388840620</meta:creation-date>
    <dc:date>2018-11-10T21:27:05.708296020</dc:date>
    <meta:editing-duration>PT45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